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28.417cm" svg:height="13.74cm" svg:x="7.991cm" svg:y="0.684cm">
            <draw:object draw:notify-on-update-of-ranges="Foglio1.A1:Foglio1.A7 Foglio1.B1:Foglio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gine di documentazion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lassi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Requisiti funzionali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asi d'uso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ackag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iagrammi dei casi d'us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agrammi relazionali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 style:data-style-name="N2" text:time-value="0000-00-00T09:51:18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12-11T18:57:17</meta:creation-date>
    <dc:date>2012-12-12T09:55:36</dc:date>
    <dc:creator>Nicola </dc:creator>
    <meta:editing-duration>PT12M39S</meta:editing-duration>
    <meta:editing-cycles>5</meta:editing-cycles>
    <meta:generator>LibreOffice/3.6$Linux_X86_64 LibreOffice_project/360m1$Build-10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Ubuntu" style:font-style-name="Standard" fo:font-size="18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Ubuntu" style:font-style-name="Corsivo" fo:font-size="12pt" fo:font-style="italic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ff9966" dr3d:edge-rounding="5%"/>
      <style:text-properties fo:font-family="Ubuntu" style:font-style-name="Standard" fo:font-size="1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8cm" svg:height="13.741cm" xlink:href=".." xlink:type="simple" chart:class="chart:bar" chart:style-name="ch1">
        <chart:plot-area chart:style-name="ch2" table:cell-range-address="Foglio1.A1:Foglio1.B7" chart:data-source-has-labels="column" svg:x="1.018cm" svg:y="1.231cm" svg:width="26.264cm" svg:height="11.816cm">
          <chartooo:coordinate-region svg:x="8.915cm" svg:y="1.231cm" svg:width="18.008cm" svg:height="11.09cm"/>
          <chart:axis chart:dimension="x" chart:name="primary-x" chart:style-name="ch3" chartooo:axis-type="auto">
            <chartooo:date-scale/>
            <chart:categories table:cell-range-address="Foglio1.A1:Foglio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7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Pagine di documentazione</text:p>
                <draw:g>
                  <svg:desc>Foglio1.A1:Foglio1.A7</svg:desc>
                </draw:g>
              </table:table-cell>
              <table:table-cell office:value-type="float" office:value="93">
                <text:p>93</text:p>
                <draw:g>
                  <svg:desc>Foglio1.B1:Foglio1.B7</svg:desc>
                </draw:g>
              </table:table-cell>
            </table:table-row>
            <table:table-row>
              <table:table-cell office:value-type="string">
                <text:p>Classi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equisiti funzionali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asi d'uso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agrammi dei casi d'us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mi relazional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